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6d53" officeooo:paragraph-rsid="001e6d53"/>
    </style:style>
    <style:style style:name="P2" style:family="paragraph" style:parent-style-name="Standard" style:list-style-name="L1">
      <style:text-properties officeooo:rsid="001e6d53" officeooo:paragraph-rsid="001e6d53"/>
    </style:style>
    <style:style style:name="P3" style:family="paragraph" style:parent-style-name="Standard" style:list-style-name="L1">
      <style:text-properties officeooo:rsid="001feb0e" officeooo:paragraph-rsid="001feb0e"/>
    </style:style>
    <style:style style:name="P4" style:family="paragraph" style:parent-style-name="Standard" style:list-style-name="L1">
      <style:text-properties officeooo:rsid="001ff784" officeooo:paragraph-rsid="001ff784"/>
    </style:style>
    <style:style style:name="P5" style:family="paragraph" style:parent-style-name="Standard" style:list-style-name="L1">
      <style:text-properties officeooo:rsid="002154b6" officeooo:paragraph-rsid="002154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ing project for tracking</text:p>
      <text:list xml:id="list3372591425" text:style-name="L1">
        <text:list-item>
          <text:p text:style-name="P2">pentest information</text:p>
        </text:list-item>
        <text:list-item>
          <text:p text:style-name="P2">each stage of the pentest</text:p>
        </text:list-item>
        <text:list-item>
          <text:p text:style-name="P2">mapping enumeration</text:p>
        </text:list-item>
        <text:list-item>
          <text:p text:style-name="P2">service tracking</text:p>
          <text:list>
            <text:list-item>
              <text:p text:style-name="P3">previous services</text:p>
            </text:list-item>
            <text:list-item>
              <text:p text:style-name="P3">services you’re currently working on</text:p>
            </text:list-item>
            <text:list-item>
              <text:p text:style-name="P3">discovered services</text:p>
            </text:list-item>
            <text:list-item>
              <text:p text:style-name="P3">services that may exist (speculation)</text:p>
            </text:list-item>
          </text:list>
        </text:list-item>
        <text:list-item>
          <text:p text:style-name="P4">user input with a suggested list of commonly referenced services, or services with the name</text:p>
        </text:list-item>
        <text:list-item>
          <text:p text:style-name="P5">Which primary language: Javascript? C++? Python? PHP? Ruby?</text:p>
        </text:list-item>
        <text:list-item>
          <text:p text:style-name="P5">Data storage language: txt? Mysql? Xml?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1T07:42:23.119000000</meta:creation-date>
    <dc:date>2021-09-11T08:12:59.018000000</dc:date>
    <meta:editing-duration>PT15M41S</meta:editing-duration>
    <meta:editing-cycles>3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12" meta:word-count="69" meta:character-count="420" meta:non-whitespace-character-count="374"/>
  </office:meta>
</office:document-meta>
</file>